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3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span text:style-name="T34"><text:placeholder text:placeholder-type="text">&lt;if test="old_date"&gt;</text:placeholder></text:span><text:span text:style-name="T35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30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7T17:39:35.513409307</dc:date>
    <meta:editing-duration>P7DT19H52M1S</meta:editing-duration>
    <meta:editing-cycles>85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